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7.091cm"/>
    </style:style>
    <style:style style:name="Таблица1.C" style:family="table-column">
      <style:table-column-properties style:column-width="9.7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4.646cm"/>
    </style:style>
    <style:style style:name="P1" style:family="paragraph" style:parent-style-name="Standard">
      <style:paragraph-properties fo:line-height="115%"/>
      <style:text-properties fo:font-weight="bold" officeooo:rsid="001345d8" officeooo:paragraph-rsid="001345d8" style:font-weight-asian="bold" style:font-weight-complex="bold"/>
    </style:style>
    <style:style style:name="P2" style:family="paragraph" style:parent-style-name="Standard">
      <style:paragraph-properties fo:line-height="115%"/>
      <style:text-properties officeooo:rsid="001345d8" officeooo:paragraph-rsid="001345d8"/>
    </style:style>
    <style:style style:name="P3" style:family="paragraph" style:parent-style-name="Table_20_Contents">
      <style:paragraph-properties fo:line-height="115%" fo:text-align="center" style:justify-single-word="false"/>
      <style:text-properties fo:font-weight="bold" officeooo:rsid="001345d8" officeooo:paragraph-rsid="001345d8" style:font-weight-asian="bold" style:font-weight-complex="bold"/>
    </style:style>
    <style:style style:name="P4" style:family="paragraph" style:parent-style-name="Table_20_Contents">
      <style:paragraph-properties fo:line-height="115%"/>
      <style:text-properties officeooo:rsid="001345d8" officeooo:paragraph-rsid="001345d8"/>
    </style:style>
    <style:style style:name="P5" style:family="paragraph" style:parent-style-name="Table_20_Contents">
      <style:paragraph-properties fo:margin-top="0.101cm" fo:margin-bottom="0.101cm" style:contextual-spacing="false" fo:line-height="100%"/>
      <style:text-properties officeooo:rsid="001345d8" officeooo:paragraph-rsid="001345d8"/>
    </style:style>
    <style:style style:name="P6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345d8" officeooo:paragraph-rsid="001345d8"/>
    </style:style>
    <style:style style:name="T1" style:family="text">
      <style:text-properties officeooo:rsid="00145b6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s://kupislona-store.ru/search-resul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ригорьева А.А.</text:p>
      <text:p text:style-name="P1">Автотест 3 - Отсутствие результатов поиска при неконкретном вводе данных </text:p>
      <text:p text:style-name="P1">Страница — главная страница 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 п/п</text:p>
          </table:table-cell>
          <table:table-cell table:style-name="Таблица1.A1" office:value-type="string">
            <text:p text:style-name="P3">Дейсвтие </text:p>
          </table:table-cell>
          <table:table-cell table:style-name="Таблица1.C1" office:value-type="string">
            <text:p text:style-name="P3">Ожидаемый результат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5">Находиться на главной странице (<text:a xlink:type="simple" xlink:href="https://kupislona-store.ru/" text:style-name="Internet_20_link" text:visited-style-name="Visited_20_Internet_20_Link">https://kupislona-store.ru/</text:a>), нажать <text:span text:style-name="T1">ПКМ</text:span> на строку поиска в хэдере </text:p>
          </table:table-cell>
          <table:table-cell table:style-name="Таблица1.C2" office:value-type="string">
            <text:p text:style-name="P5">Курсор поменяется на <text:span text:style-name="T2">|</text:span>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5">Ввести «ывдмтавдоатрыодтр»</text:p>
          </table:table-cell>
          <table:table-cell table:style-name="Таблица1.C2" office:value-type="string">
            <text:p text:style-name="P5">В строке записано «ывдмтавдоатрыодтр»</text:p>
          </table:table-cell>
        </table:table-row>
        <table:table-row table:style-name="Таблица1.4"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5">Нажать ПКМ на лупу в строке поиске </text:p>
          </table:table-cell>
          <table:table-cell table:style-name="Таблица1.C2" office:value-type="string">
            <text:p text:style-name="P5">Страница обновиться. Поменяется <text:span text:style-name="T2">url </text:span><text:span text:style-name="T3">на https://kupislona-store.ru/search-result?search= ывдмтавдоатрыодтр.</text:span></text:p>
            <text:p text:style-name="P6">Заголовок страницы — Результат поиска</text:p>
            <text:p text:style-name="P6">Карточек товара — <text:span text:style-name="T1">отсутствует локатор </text:span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42:24.317262800</meta:creation-date>
    <dc:date>2026-01-21T19:58:12.496903000</dc:date>
    <meta:editing-duration>PT15M50S</meta:editing-duration>
    <meta:editing-cycles>3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17" meta:word-count="87" meta:character-count="680" meta:non-whitespace-character-count="601"/>
  </office:meta>
</office:document-meta>
</file>